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4000001FB809509B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0.828cm" svg:y1="6.223cm" svg:x2="0.762cm" svg:y2="6.223cm">
          <text:p/>
        </draw:line>
        <draw:line draw:style-name="gr1" draw:text-style-name="P1" draw:layer="layout" svg:x1="10.795cm" svg:y1="1.143cm" svg:x2="10.795cm" svg:y2="26.543cm">
          <text:p/>
        </draw:line>
        <draw:line draw:style-name="gr1" draw:text-style-name="P1" draw:layer="layout" svg:x1="20.828cm" svg:y1="11.303cm" svg:x2="0.762cm" svg:y2="11.303cm">
          <text:p/>
        </draw:line>
        <draw:line draw:style-name="gr1" draw:text-style-name="P1" draw:layer="layout" svg:x1="20.828cm" svg:y1="16.383cm" svg:x2="0.762cm" svg:y2="16.383cm">
          <text:p/>
        </draw:line>
        <draw:line draw:style-name="gr1" draw:text-style-name="P1" draw:layer="layout" svg:x1="20.828cm" svg:y1="21.463cm" svg:x2="0.762cm" svg:y2="21.463cm">
          <text:p/>
        </draw:line>
        <draw:line draw:style-name="gr1" draw:text-style-name="P1" draw:layer="layout" svg:x1="20.828cm" svg:y1="26.543cm" svg:x2="0.762cm" svg:y2="26.543cm">
          <text:p/>
        </draw:line>
        <draw:line draw:style-name="gr1" draw:text-style-name="P1" draw:layer="layout" svg:x1="20.828cm" svg:y1="1.143cm" svg:x2="0.762cm" svg:y2="1.143cm">
          <text:p/>
        </draw:line>
        <draw:frame draw:style-name="gr2" draw:text-style-name="P1" draw:layer="layout" svg:width="9.525cm" svg:height="4.699cm" svg:x="0.762cm" svg:y="1.39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.39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6.47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6.47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11.55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1.55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16.63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6.63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21.717cm">
          <draw:image xlink:href="Pictures/1000020100000464000001FB809509B0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21.717cm">
          <draw:image xlink:href="Pictures/1000020100000464000001FB809509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25T19:52:40.67</meta:creation-date>
    <meta:printed-by>Paul Koenig</meta:printed-by>
    <meta:print-date>2016-01-25T20:49:49.99</meta:print-date>
    <dc:date>2016-01-25T21:20:55.93</dc:date>
    <dc:creator>Paul Koenig</dc:creator>
    <meta:editing-duration>PT11M38S</meta:editing-duration>
    <meta:editing-cycles>4</meta:editing-cycles>
    <meta:generator>OpenOffice/4.1.0$Win32 OpenOffice.org_project/410m18$Build-9764</meta:generator>
    <meta:document-statistic meta:object-count="17"/>
  </office:meta>
</office:document-meta>
</file>